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b76" officeooo:paragraph-rsid="001f6b76"/>
    </style:style>
    <style:style style:name="P2" style:family="paragraph" style:parent-style-name="Standard" style:list-style-name="L2">
      <style:text-properties officeooo:rsid="001f6b76" officeooo:paragraph-rsid="001f6b76"/>
    </style:style>
    <style:style style:name="P3" style:family="paragraph" style:parent-style-name="Standard" style:list-style-name="L2">
      <style:text-properties officeooo:rsid="001f8295" officeooo:paragraph-rsid="001f829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M Foundations</text:p>
      <text:p text:style-name="P1"/>
      <text:p text:style-name="P1"/>
      <text:p text:style-name="P1">Understanding the EVM:</text:p>
      <text:p text:style-name="P1"/>
      <text:list xml:id="list3788731173" text:style-name="L2">
        <text:list-item>
          <text:p text:style-name="P2">Vitalik Buterin first presentation about the Ethereum Blockchain <text:a xlink:type="simple" xlink:href="https://www.youtube.com/watch?v=gjwr-7PgpN8" text:style-name="Internet_20_link" text:visited-style-name="Visited_20_Internet_20_Link">https://www.youtube.com/watch?v=gjwr-7PgpN8</text:a></text:p>
          <text:p text:style-name="P2"/>
        </text:list-item>
        <text:list-item>
          <text:p text:style-name="P2">Ethereum Foundation Dev Docs. Chapter “Foundational topics” </text:p>
          <text:p text:style-name="P2"><text:a xlink:type="simple" xlink:href="https://ethereum.org/en/developers/docs/intro-to-ethereum/" text:style-name="Internet_20_link" text:visited-style-name="Visited_20_Internet_20_Link">https://ethereum.org/en/developers/docs/intro-to-ethereum/</text:a></text:p>
          <text:p text:style-name="P2"/>
        </text:list-item>
        <text:list-item>
          <text:p text:style-name="P2">Ethereum Explained: The EVM</text:p>
          <text:p text:style-name="P2"><text:a xlink:type="simple" xlink:href="https://www.youtube.com/watch?v=kCswGz9naZg" text:style-name="Internet_20_link" text:visited-style-name="Visited_20_Internet_20_Link">https://www.youtube.com/watch?v=kCswGz9naZg</text:a></text:p>
          <text:p text:style-name="P2"/>
        </text:list-item>
        <text:list-item>
          <text:p text:style-name="P2">Openzeppelin – Deconstructing a Solidity Contract, part 1, part 2 and part 3</text:p>
          <text:list>
            <text:list-item>
              <text:p text:style-name="P2"><text:a xlink:type="simple" xlink:href="https://blog.openzeppelin.com/deconstructing-a-solidity-contract-part-i-introduction-832efd2d7737/" text:style-name="Internet_20_link" text:visited-style-name="Visited_20_Internet_20_Link">https://blog.openzeppelin.com/deconstructing-a-solidity-contract-part-i-introduction-832efd2d7737/</text:a></text:p>
            </text:list-item>
            <text:list-item>
              <text:p text:style-name="P2"><text:a xlink:type="simple" xlink:href="https://blog.openzeppelin.com/deconstructing-a-solidity-contract-part-ii-creation-vs-runtime-6b9d60ecb44c/" text:style-name="Internet_20_link" text:visited-style-name="Visited_20_Internet_20_Link">https://blog.openzeppelin.com/deconstructing-a-solidity-contract-part-ii-creation-vs-runtime-6b9d60ecb44c/</text:a></text:p>
            </text:list-item>
            <text:list-item>
              <text:p text:style-name="P2"><text:a xlink:type="simple" xlink:href="https://blog.openzeppelin.com/deconstructing-a-solidity-contract-part-iii-the-function-selector-6a9b6886ea49/" text:style-name="Internet_20_link" text:visited-style-name="Visited_20_Internet_20_Link">https://blog.openzeppelin.com/deconstructing-a-solidity-contract-part-iii-the-function-selector-6a9b6886ea49/</text:a></text:p>
            </text:list-item>
          </text:list>
          <text:p text:style-name="P2"/>
        </text:list-item>
        <text:list-item>
          <text:p text:style-name="P2">Huff: </text:p>
          <text:list>
            <text:list-item>
              <text:p text:style-name="P2">EVM Introduction <text:a xlink:type="simple" xlink:href="https://docs.huff.sh/tutorial/evm-basics/" text:style-name="Internet_20_link" text:visited-style-name="Visited_20_Internet_20_Link">https://docs.huff.sh/tutorial/evm-basics/</text:a></text:p>
            </text:list-item>
            <text:list-item>
              <text:p text:style-name="P3">Coding on Huff Basics https://docs.huff.sh/tutorial/the-basics/</text:p>
            </text:list-item>
          </text:list>
          <text:p text:style-name="P2"/>
        </text:list-item>
        <text:list-item>
          <text:p text:style-name="P2">EVM Playground</text:p>
          <text:list>
            <text:list-item>
              <text:p text:style-name="P2">https://www.evm.codes/playgroun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1:34:47.194136298</meta:creation-date>
    <dc:date>2023-03-15T11:49:00.093252948</dc:date>
    <meta:editing-duration>PT3M52S</meta:editing-duration>
    <meta:editing-cycles>1</meta:editing-cycles>
    <meta:document-statistic meta:table-count="0" meta:image-count="0" meta:object-count="0" meta:page-count="1" meta:paragraph-count="21" meta:word-count="73" meta:character-count="914" meta:non-whitespace-character-count="873"/>
    <meta:generator>LibreOffice/7.2.5.2$Linux_X86_64 LibreOffice_project/20$Build-2</meta:generator>
  </office:meta>
</office:document-meta>
</file>